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45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2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margin-left="1.27cm" fo:margin-right="0cm" fo:margin-top="0cm" fo:margin-bottom="0cm" fo:text-align="center" fo:text-indent="-1.27cm" style:text-autospace="none"/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2pt" fo:text-shadow="1pt 1pt" fo:font-weight="bold" style:font-name-asian="Segoe UI" style:font-size-asian="8.5pt" style:font-weight-asian="bold" style:font-name-complex="Segoe UI" style:font-size-complex="8.5pt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9" style:family="paragraph">
      <style:paragraph-properties fo:margin-left="1.27cm" fo:margin-right="0cm" fo:margin-top="0cm" fo:margin-bottom="0cm" fo:text-indent="-1.27cm" style:text-autospace="none"/>
    </style:style>
    <style:style style:name="P10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1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1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000000" style:font-name="Segoe UI1" fo:font-size="24pt" fo:text-shadow="none" fo:font-weight="bold" style:font-name-asian="Segoe UI" style:font-size-asian="24pt" style:font-weight-asian="bold" style:font-name-complex="Segoe UI" style:font-size-complex="24pt" style:font-weight-complex="bold"/>
    </style:style>
    <style:style style:name="T4" style:family="text">
      <style:text-properties fo:color="#000000" style:font-name="Segoe UI1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1" fo:font-size="24pt" fo:font-style="normal" fo:text-shadow="none" style:text-underline-style="none" fo:font-weight="bold" style:letter-kerning="true" style:font-name-asian="Segoe UI" style:font-size-asian="24pt" style:font-style-asian="normal" style:font-weight-asian="bold" style:font-name-complex="Segoe UI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none" style:text-underline-style="none" fo:font-weight="bold" style:letter-kerning="true" style:font-name-asian="Segoe UI" style:font-size-asian="36pt" style:font-style-asian="normal" style:font-weight-asian="bold" style:font-name-complex="Segoe UI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1" fo:font-size="16pt" fo:font-style="normal" fo:text-shadow="1pt 1pt" style:text-underline-style="none" fo:font-weight="normal" style:letter-kerning="true" style:font-name-asian="Segoe UI" style:font-size-asian="16pt" style:font-style-asian="normal" style:font-weight-asian="normal" style:font-name-complex="Segoe UI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Segoe UI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1.336cm" svg:height="3.063cm" svg:x="3.302cm" svg:y="1.036cm">
          <draw:text-box>
            <text:p text:style-name="P1"><text:span text:style-name="T1">Hymn #374</text:span></text:p>
            <text:p text:style-name="P1"><text:span text:style-name="T2">“</text:span><text:span text:style-name="T2">Gentle Mary Laid Her Child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 presentation:presentation-page-layout-name="AL1T0">
        <draw:frame draw:style-name="gr3" draw:text-style-name="P4" draw:layer="layout" svg:width="25.654cm" svg:height="7.011cm" svg:x="1.524cm" svg:y="1.016cm">
          <draw:text-box>
            <text:p text:style-name="P1"><text:span text:style-name="T3">1.</text:span><text:span text:style-name="T4"> Gentle Mary laid her child</text:span><text:span text:style-name="T4"><text:line-break/></text:span><text:span text:style-name="T4">Lowly in a manger;</text:span><text:span text:style-name="T4"><text:line-break/></text:span><text:span text:style-name="T4">There He lay, the Undefiled,</text:span><text:span text:style-name="T4"><text:line-break/></text:span><text:span text:style-name="T4">To the world a strange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 presentation:presentation-page-layout-name="AL1T0">
        <draw:frame draw:style-name="gr3" draw:text-style-name="P4" draw:layer="layout" svg:width="25.146cm" svg:height="7.011cm" svg:x="1.27cm" svg:y="1.016cm">
          <draw:text-box>
            <text:p text:style-name="P1"><text:span text:style-name="T4">Such a babe in such a place,</text:span><text:span text:style-name="T4"><text:line-break/></text:span><text:span text:style-name="T4">Can He be the Savior?</text:span><text:span text:style-name="T4"><text:line-break/></text:span><text:span text:style-name="T4">Ask the saved of all the race</text:span><text:span text:style-name="T4"><text:line-break/></text:span><text:span text:style-name="T4">Who have found His favo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 presentation:presentation-page-layout-name="AL1T0">
        <draw:frame draw:style-name="gr4" draw:text-style-name="P6" draw:layer="layout" svg:width="24.384cm" svg:height="7.366cm" svg:x="1.778cm" svg:y="1.016cm">
          <draw:text-box>
            <text:p text:style-name="P5"><text:span text:style-name="T5">2.</text:span><text:span text:style-name="T6"> Angels sang about His birth,</text:span></text:p>
            <text:p text:style-name="P5"><text:span text:style-name="T6">Wise Men sought and found Him;</text:span></text:p>
            <text:p text:style-name="P5"><text:span text:style-name="T6">Heaven’s star shone brightly forth</text:span></text:p>
            <text:p text:style-name="P5"><text:span text:style-name="T6">Glory all around Hi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 presentation:presentation-page-layout-name="AL1T0">
        <draw:frame draw:style-name="gr5" draw:text-style-name="P8" draw:layer="layout" svg:width="23.876cm" svg:height="8.701cm" svg:x="2.032cm" svg:y="1.016cm">
          <draw:text-box>
            <text:p text:style-name="P5"><text:span text:style-name="T6">Shepherds saw the wondrous sight,</text:span></text:p>
            <text:p text:style-name="P5"><text:span text:style-name="T6">Heard the angels singing;</text:span></text:p>
            <text:p text:style-name="P5"><text:span text:style-name="T6">All the plains were lit that night,</text:span></text:p>
            <text:p text:style-name="P5"><text:span text:style-name="T6">All the hills were ring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 presentation:presentation-page-layout-name="AL1T0">
        <draw:frame draw:style-name="gr3" draw:text-style-name="P8" draw:layer="layout" svg:width="23.876cm" svg:height="7.011cm" svg:x="2.032cm" svg:y="1.016cm">
          <draw:text-box>
            <text:p text:style-name="P5"><text:span text:style-name="T5">3.</text:span><text:span text:style-name="T6"> Gentle Mary laid her child</text:span></text:p>
            <text:p text:style-name="P5"><text:span text:style-name="T6">Lowly in a manger;</text:span></text:p>
            <text:p text:style-name="P5"><text:span text:style-name="T6">He is still the Undefiled</text:span></text:p>
            <text:p text:style-name="P5"><text:span text:style-name="T6">But no more a strang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 presentation:presentation-page-layout-name="AL1T0">
        <draw:frame draw:style-name="gr6" draw:text-style-name="P10" draw:layer="layout" svg:width="24.384cm" svg:height="11.45cm" svg:x="1.778cm" svg:y="1.016cm">
          <draw:text-box>
            <text:p text:style-name="P5"><text:span text:style-name="T6">Son of God of humble birth,</text:span></text:p>
            <text:p text:style-name="P5"><text:span text:style-name="T6">Beautiful the story;</text:span></text:p>
            <text:p text:style-name="P5"><text:span text:style-name="T6">Praise His name in all the earth;</text:span></text:p>
            <text:p text:style-name="P5"><text:span text:style-name="T6">Hail the King of glory!</text:span></text:p>
            <text:p text:style-name="P9"><text:span text:style-name="T6"/></text:p>
            <text:p text:style-name="P9"><text:span text:style-name="T7"/></text:p>
            <text:p text:style-name="P9"><text:span text:style-name="T7"/></text:p>
            <text:p text:style-name="P9"><text:span text:style-name="T8"><text:s text:c="8"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880000028D257B9C4997F2BB3B.jpg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candle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cand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ndl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dle2-outline1" style:family="presentation">
      <style:graphic-properties draw:stroke="none" draw:fill="none" draw:auto-grow-height="false" draw:fit-to-size="shrink-to-fit" style:shrink-to-fit="true">
        <text:list-style style:name="candl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dle2-outline2" style:family="presentation" style:parent-style-name="candle2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candle2-outline3" style:family="presentation" style:parent-style-name="candle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candle2-outline4" style:family="presentation" style:parent-style-name="candle2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candle2-outline5" style:family="presentation" style:parent-style-name="candle2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outline6" style:family="presentation" style:parent-style-name="candle2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outline7" style:family="presentation" style:parent-style-name="candle2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outline8" style:family="presentation" style:parent-style-name="candle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outline9" style:family="presentation" style:parent-style-name="candle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subtitle" style:family="presentation">
      <style:graphic-properties draw:stroke="none" draw:fill="none" draw:textarea-vertical-align="middle">
        <text:list-style style:name="candl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dle2-title" style:family="presentation">
      <style:graphic-properties draw:stroke="none" draw:fill="none" draw:textarea-vertical-align="middle">
        <text:list-style style:name="candl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andle2-backgroundobjects">
      <style:graphic-properties draw:stroke="none" draw:fill="none" draw:fill-color="#ffffff" draw:auto-grow-height="false" fo:min-height="1.449cm"/>
    </style:style>
    <style:style style:name="Mpr2" style:family="presentation" style:parent-style-name="candle2-backgroundobjects">
      <style:graphic-properties draw:stroke="none" draw:fill="none" draw:fill-color="#ffffff" draw:auto-grow-height="false" fo:min-height="1.397cm"/>
    </style:style>
    <style:style style:name="Mpr3" style:family="presentation" style:parent-style-name="candle2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6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candle2" style:page-layout-name="PM1" draw:style-name="Mdp1">
      <draw:frame presentation:style-name="candle2-title" draw:layer="backgroundobjects" svg:width="25.199cm" svg:height="2.63cm" svg:x="1.4cm" svg:y="0.627cm" presentation:class="title" presentation:placeholder="true">
        <draw:text-box/>
      </draw:frame>
      <draw:frame presentation:style-name="candle2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andle2-title" draw:layer="backgroundobjects" svg:width="13.968cm" svg:height="10.476cm" svg:x="3.81cm" svg:y="2.123cm" presentation:class="page"/>
        <draw:frame presentation:style-name="candle2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1T21:53:23.563000000</meta:creation-date>
    <dc:title>candle2</dc:title>
    <meta:editing-duration>PT40M27S</meta:editing-duration>
    <meta:editing-cycles>10</meta:editing-cycles>
    <meta:generator>LibreOffice/6.1.3.2$Windows_X86_64 LibreOffice_project/86daf60bf00efa86ad547e59e09d6bb77c699acb</meta:generator>
    <meta:initial-creator>Arthur Hoch</meta:initial-creator>
    <dc:date>2019-01-14T17:40:18.696000000</dc:date>
    <meta:document-statistic meta:object-count="148"/>
    <meta:template xlink:type="simple" xlink:actuate="onRequest" xlink:title="candle2" xlink:href="../../AppData/Roaming/LibreOffice/4/user/template/candle2.otp" meta:date="2014-12-21T21:53:23.266000000"/>
  </office:meta>
</office:document-meta>
</file>